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0.685cm" fo:min-width="1.2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4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cm" fo:min-width="0.74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8.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3.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4.1cm" svg:y1="2.65cm" svg:x2="4.863cm" svg:y2="2.647cm">
            <text:p/>
          </draw:line>
          <draw:line draw:style-name="gr1" draw:text-style-name="P1" draw:layer="layout" svg:x1="4.874cm" svg:y1="3.7cm" svg:x2="4.866cm" svg:y2="1.597cm">
            <text:p/>
          </draw:line>
          <draw:line draw:style-name="gr1" draw:text-style-name="P1" draw:layer="layout" svg:x1="5.642cm" svg:y1="3.695cm" svg:x2="5.634cm" svg:y2="1.592cm">
            <text:p/>
          </draw:line>
          <draw:line draw:style-name="gr1" draw:text-style-name="P1" draw:layer="layout" svg:x1="5.634cm" svg:y1="2.643cm" svg:x2="6.397cm" svg:y2="2.64cm">
            <text:p/>
          </draw:line>
        </draw:g>
        <draw:g>
          <draw:line draw:style-name="gr1" draw:text-style-name="P1" draw:layer="layout" svg:x1="25.353cm" svg:y1="6.203cm" svg:x2="25.35cm" svg:y2="6.966cm">
            <text:p/>
          </draw:line>
          <draw:line draw:style-name="gr1" draw:text-style-name="P1" draw:layer="layout" svg:x1="24.297cm" svg:y1="6.968cm" svg:x2="26.4cm" svg:y2="6.977cm">
            <text:p/>
          </draw:line>
          <draw:line draw:style-name="gr1" draw:text-style-name="P1" draw:layer="layout" svg:x1="24.296cm" svg:y1="7.736cm" svg:x2="26.399cm" svg:y2="7.745cm">
            <text:p/>
          </draw:line>
          <draw:line draw:style-name="gr1" draw:text-style-name="P1" draw:layer="layout" svg:x1="25.348cm" svg:y1="7.737cm" svg:x2="25.345cm" svg:y2="8.5cm">
            <text:p/>
          </draw:line>
        </draw:g>
        <draw:g xml:id="id10" draw:id="id10">
          <draw:line draw:style-name="gr2" draw:text-style-name="P1" draw:layer="layout" svg:x1="7.328cm" svg:y1="8.896cm" svg:x2="6.717cm" svg:y2="8.693cm">
            <text:p/>
          </draw:line>
          <draw:line draw:style-name="gr2" draw:text-style-name="P1" draw:layer="layout" svg:x1="7.874cm" svg:y1="8.044cm" svg:x2="6.719cm" svg:y2="8.696cm">
            <text:p/>
          </draw:line>
          <draw:line draw:style-name="gr2" draw:text-style-name="P1" draw:layer="layout" svg:x1="7.853cm" svg:y1="6.981cm" svg:x2="6.608cm" svg:y2="6.551cm">
            <text:p/>
          </draw:line>
          <draw:line draw:style-name="gr2" draw:text-style-name="P1" draw:layer="layout" svg:x1="7.903cm" svg:y1="8.069cm" svg:x2="6.658cm" svg:y2="7.639cm">
            <text:p/>
          </draw:line>
          <draw:line draw:style-name="gr2" draw:text-style-name="P1" draw:layer="layout" svg:x1="7.844cm" svg:y1="6.958cm" svg:x2="6.689cm" svg:y2="7.61cm">
            <text:p/>
          </draw:line>
          <draw:line draw:style-name="gr2" draw:text-style-name="P1" draw:layer="layout" svg:x1="7.755cm" svg:y1="5.886cm" svg:x2="6.6cm" svg:y2="6.538cm">
            <text:p/>
          </draw:line>
          <draw:line draw:style-name="gr2" draw:text-style-name="P1" draw:layer="layout" svg:x1="7.695cm" svg:y1="5.903cm" svg:x2="7.084cm" svg:y2="5.7cm">
            <text:p/>
          </draw:line>
        </draw:g>
        <draw:g xml:id="id5" draw:id="id5">
          <draw:line draw:style-name="gr2" draw:text-style-name="P1" draw:layer="layout" svg:x1="11.006cm" svg:y1="10.5cm" svg:x2="10.397cm" svg:y2="10.289cm">
            <text:p/>
          </draw:line>
          <draw:line draw:style-name="gr2" draw:text-style-name="P1" draw:layer="layout" svg:x1="11.56cm" svg:y1="9.644cm" svg:x2="10.399cm" svg:y2="10.292cm">
            <text:p/>
          </draw:line>
          <draw:line draw:style-name="gr2" draw:text-style-name="P1" draw:layer="layout" svg:x1="11.549cm" svg:y1="8.568cm" svg:x2="10.308cm" svg:y2="8.122cm">
            <text:p/>
          </draw:line>
          <draw:line draw:style-name="gr2" draw:text-style-name="P1" draw:layer="layout" svg:x1="11.589cm" svg:y1="9.668cm" svg:x2="10.348cm" svg:y2="9.222cm">
            <text:p/>
          </draw:line>
          <draw:line draw:style-name="gr2" draw:text-style-name="P1" draw:layer="layout" svg:x1="11.54cm" svg:y1="8.546cm" svg:x2="10.379cm" svg:y2="9.194cm">
            <text:p/>
          </draw:line>
          <draw:line draw:style-name="gr2" draw:text-style-name="P1" draw:layer="layout" svg:x1="11.461cm" svg:y1="7.461cm" svg:x2="10.3cm" svg:y2="8.109cm">
            <text:p/>
          </draw:line>
          <draw:line draw:style-name="gr2" draw:text-style-name="P1" draw:layer="layout" svg:x1="11.401cm" svg:y1="7.477cm" svg:x2="10.792cm" svg:y2="7.266cm">
            <text:p/>
          </draw:line>
        </draw:g>
        <draw:g xml:id="id2" draw:id="id2">
          <draw:line draw:style-name="gr2" draw:text-style-name="P1" draw:layer="layout" svg:x1="22.2cm" svg:y1="1.689cm" svg:x2="21.985cm" svg:y2="2.297cm">
            <text:p/>
          </draw:line>
          <draw:line draw:style-name="gr2" draw:text-style-name="P1" draw:layer="layout" svg:x1="21.348cm" svg:y1="1.13cm" svg:x2="21.988cm" svg:y2="2.295cm">
            <text:p/>
          </draw:line>
          <draw:line draw:style-name="gr2" draw:text-style-name="P1" draw:layer="layout" svg:x1="20.273cm" svg:y1="1.133cm" svg:x2="19.818cm" svg:y2="2.371cm">
            <text:p/>
          </draw:line>
          <draw:line draw:style-name="gr2" draw:text-style-name="P1" draw:layer="layout" svg:x1="21.373cm" svg:y1="1.1cm" svg:x2="20.918cm" svg:y2="2.338cm">
            <text:p/>
          </draw:line>
          <draw:line draw:style-name="gr2" draw:text-style-name="P1" draw:layer="layout" svg:x1="20.25cm" svg:y1="1.142cm" svg:x2="20.89cm" svg:y2="2.307cm">
            <text:p/>
          </draw:line>
          <draw:line draw:style-name="gr2" draw:text-style-name="P1" draw:layer="layout" svg:x1="19.165cm" svg:y1="1.214cm" svg:x2="19.805cm" svg:y2="2.379cm">
            <text:p/>
          </draw:line>
          <draw:line draw:style-name="gr2" draw:text-style-name="P1" draw:layer="layout" svg:x1="19.18cm" svg:y1="1.273cm" svg:x2="18.965cm" svg:y2="1.881cm">
            <text:p/>
          </draw:line>
        </draw:g>
        <draw:custom-shape draw:style-name="gr3" draw:text-style-name="P2" xml:id="id1" draw:id="id1" draw:layer="layout" svg:width="3.4cm" svg:height="2.801cm" draw:transform="rotate (-1.5688764646177) translate (14.901cm 1.7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4" draw:id="id4">
          <draw:line draw:style-name="gr2" draw:text-style-name="P1" draw:layer="layout" svg:x1="16.4cm" svg:y1="6.426cm" svg:x2="16.271cm" svg:y2="6.844cm">
            <text:p/>
          </draw:line>
          <draw:line draw:style-name="gr2" draw:text-style-name="P1" draw:layer="layout" svg:x1="15.89cm" svg:y1="6.042cm" svg:x2="16.273cm" svg:y2="6.843cm">
            <text:p/>
          </draw:line>
          <draw:line draw:style-name="gr2" draw:text-style-name="P1" draw:layer="layout" svg:x1="15.247cm" svg:y1="6.044cm" svg:x2="14.975cm" svg:y2="6.895cm">
            <text:p/>
          </draw:line>
          <draw:line draw:style-name="gr2" draw:text-style-name="P1" draw:layer="layout" svg:x1="15.905cm" svg:y1="6.021cm" svg:x2="15.633cm" svg:y2="6.872cm">
            <text:p/>
          </draw:line>
          <draw:line draw:style-name="gr2" draw:text-style-name="P1" draw:layer="layout" svg:x1="15.234cm" svg:y1="6.05cm" svg:x2="15.617cm" svg:y2="6.851cm">
            <text:p/>
          </draw:line>
          <draw:line draw:style-name="gr2" draw:text-style-name="P1" draw:layer="layout" svg:x1="14.585cm" svg:y1="6.099cm" svg:x2="14.968cm" svg:y2="6.9cm">
            <text:p/>
          </draw:line>
          <draw:line draw:style-name="gr2" draw:text-style-name="P1" draw:layer="layout" svg:x1="14.594cm" svg:y1="6.14cm" svg:x2="14.465cm" svg:y2="6.558cm">
            <text:p/>
          </draw:line>
        </draw:g>
        <draw:connector draw:style-name="gr4" draw:text-style-name="P2" draw:layer="layout" svg:x1="14.905cm" svg:y1="3.495cm" svg:x2="18.965cm" svg:y2="1.739cm" draw:start-shape="id1" draw:start-glue-point="4" draw:end-shape="id2" draw:end-glue-point="3" svg:d="M14905 3495h2006v-1756h2054" svg:viewBox="0 0 4061 1757">
          <text:p/>
        </draw:connector>
        <draw:line draw:style-name="gr5" draw:text-style-name="P3" draw:layer="layout" svg:x1="3.4cm" svg:y1="11.8cm" svg:x2="25.2cm" svg:y2="11.9cm">
          <text:p/>
        </draw:line>
        <draw:g>
          <draw:line draw:style-name="gr2" draw:text-style-name="P1" draw:layer="layout" svg:x1="8.669cm" svg:y1="12.513cm" svg:x2="6.5cm" svg:y2="12.527cm">
            <text:p/>
          </draw:line>
          <draw:line draw:style-name="gr2" draw:text-style-name="P1" draw:layer="layout" svg:x1="8.67cm" svg:y1="12.505cm" svg:x2="6.501cm" svg:y2="12.519cm">
            <text:p/>
          </draw:line>
          <draw:line draw:style-name="gr2" draw:text-style-name="P1" draw:layer="layout" svg:x1="7.092cm" svg:y1="12.827cm" svg:x2="8.17cm" svg:y2="12.827cm">
            <text:p/>
          </draw:line>
          <draw:line draw:style-name="gr2" draw:text-style-name="P1" draw:layer="layout" svg:x1="7.383cm" svg:y1="13.096cm" svg:x2="7.901cm" svg:y2="13.096cm">
            <text:p/>
          </draw:line>
          <draw:line draw:style-name="gr2" draw:text-style-name="P1" draw:layer="layout" svg:x1="7.613cm" svg:y1="12.494cm" svg:x2="7.622cm" svg:y2="11.8cm">
            <text:p/>
          </draw:line>
        </draw:g>
        <draw:line draw:style-name="gr5" draw:text-style-name="P3" draw:layer="layout" svg:x1="12.1cm" svg:y1="2.6cm" svg:x2="6.4cm" svg:y2="2.6cm">
          <text:p/>
        </draw:line>
        <draw:line draw:style-name="gr5" draw:text-style-name="P3" xml:id="id3" draw:id="id3" draw:layer="layout" svg:x1="12.1cm" svg:y1="4.399cm" svg:x2="10.9cm" svg:y2="4.4cm">
          <text:p/>
        </draw:line>
        <draw:connector draw:style-name="gr4" draw:text-style-name="P2" xml:id="id6" draw:id="id6" draw:layer="layout" svg:x1="10.9cm" svg:y1="4.399cm" svg:x2="14.465cm" svg:y2="6.46cm" draw:start-shape="id3" draw:start-glue-point="3" draw:end-shape="id4" draw:end-glue-point="3" svg:d="M10900 4399v2061h3565" svg:viewBox="0 0 3566 2062">
          <text:p/>
        </draw:connector>
        <draw:line draw:style-name="gr5" draw:text-style-name="P3" draw:layer="layout" svg:x1="8cm" svg:y1="5.4cm" svg:x2="8cm" svg:y2="2.7cm">
          <text:p/>
        </draw:line>
        <draw:line draw:style-name="gr5" draw:text-style-name="P3" draw:layer="layout" svg:x1="8.1cm" svg:y1="9.3cm" svg:x2="8.1cm" svg:y2="11.8cm">
          <text:p/>
        </draw:line>
        <draw:connector draw:style-name="gr4" draw:text-style-name="P2" draw:layer="layout" draw:line-skew="3.002cm 1.151cm" svg:x1="10.944cm" svg:y1="7.266cm" svg:x2="10.9cm" svg:y2="6.46cm" draw:start-shape="id5" draw:start-glue-point="0" draw:end-shape="id6" draw:end-glue-point="0" svg:d="M10944 7266v-366h-43v-440h-1" svg:viewBox="0 0 45 807">
          <text:p/>
        </draw:connector>
        <draw:line draw:style-name="gr5" draw:text-style-name="P3" draw:layer="layout" svg:x1="11cm" svg:y1="10.5cm" svg:x2="11cm" svg:y2="11.8cm">
          <text:p/>
        </draw:line>
        <draw:custom-shape draw:style-name="gr6" draw:text-style-name="P2" draw:layer="layout" svg:width="0.4cm" svg:height="0.4cm" svg:x="7.8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1.243cm" svg:height="1.114cm" svg:x="5.9cm" svg:y="1.286cm">
          <draw:text-box draw:corner-radius="0.505cm">
            <text:p><text:span text:style-name="T1">C</text:span><text:span text:style-name="T2">1</text:span></text:p>
          </draw:text-box>
        </draw:frame>
        <draw:frame draw:style-name="gr8" draw:text-style-name="P4" draw:layer="layout" svg:width="1.243cm" svg:height="2.6cm" svg:x="5.357cm" svg:y="5.6cm">
          <draw:text-box draw:corner-radius="0.505cm">
            <text:p><text:span text:style-name="T1">R</text:span><text:span text:style-name="T2">1</text:span></text:p>
          </draw:text-box>
        </draw:frame>
        <draw:frame draw:style-name="gr8" draw:text-style-name="P4" draw:layer="layout" svg:width="1.243cm" svg:height="2.6cm" svg:x="9.657cm" svg:y="6.8cm">
          <draw:text-box draw:corner-radius="0.505cm">
            <text:p><text:span text:style-name="T1">R</text:span><text:span text:style-name="T2">4</text:span></text:p>
          </draw:text-box>
        </draw:frame>
        <draw:frame draw:style-name="gr8" draw:text-style-name="P4" draw:layer="layout" svg:width="1.243cm" svg:height="2.6cm" svg:x="13.657cm" svg:y="5.1cm">
          <draw:text-box draw:corner-radius="0.505cm">
            <text:p><text:span text:style-name="T1">R</text:span><text:span text:style-name="T2">3</text:span></text:p>
          </draw:text-box>
        </draw:frame>
        <draw:frame draw:style-name="gr8" draw:text-style-name="P4" draw:layer="layout" svg:width="1.243cm" svg:height="2.6cm" svg:x="18.457cm" svg:y="5.7cm">
          <draw:text-box draw:corner-radius="0.505cm">
            <text:p><text:span text:style-name="T1">R</text:span><text:span text:style-name="T2">2</text:span></text:p>
          </draw:text-box>
        </draw:frame>
        <draw:frame draw:style-name="gr8" draw:text-style-name="P4" draw:layer="layout" svg:width="1.243cm" svg:height="2.6cm" svg:x="22.7cm" svg:y="7.1cm">
          <draw:text-box draw:corner-radius="0.505cm">
            <text:p><text:span text:style-name="T1">C</text:span><text:span text:style-name="T2">2</text:span></text:p>
          </draw:text-box>
        </draw:frame>
        <draw:connector draw:style-name="gr4" draw:text-style-name="P2" draw:layer="layout" svg:x1="22.2cm" svg:y1="1.739cm" svg:x2="22.7cm" svg:y2="3.5cm" draw:start-shape="id2" draw:start-glue-point="1" svg:d="M22200 1739h550v1761h-50" svg:viewBox="0 0 551 1762">
          <text:p/>
        </draw:connector>
        <draw:line draw:style-name="gr5" draw:text-style-name="P3" draw:layer="layout" svg:x1="4.2cm" svg:y1="2.7cm" svg:x2="2.9cm" svg:y2="2.7cm">
          <text:p/>
        </draw:line>
        <draw:custom-shape draw:style-name="gr6" draw:text-style-name="P2" draw:layer="layout" svg:width="0.401cm" svg:height="0.4cm" svg:x="3.099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01cm" svg:height="0.4cm" svg:x="2.693cm" svg:y="2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2.2cm" svg:height="8.95cm" svg:x="2.5cm" svg:y="3.2cm">
          <draw:text-box>
            <text:p>+</text:p>
            <text:p/>
            <text:p/>
            <text:p/>
            <text:p/>
            <text:p>v(in)</text:p>
            <text:p/>
            <text:p/>
            <text:p/>
            <text:p/>
            <text:p>-</text:p>
          </draw:text-box>
        </draw:frame>
        <draw:frame draw:style-name="gr9" draw:text-style-name="P4" draw:layer="layout" svg:width="2.2cm" svg:height="8.95cm" svg:x="26.5cm" svg:y="3.65cm">
          <draw:text-box>
            <text:p>+</text:p>
            <text:p/>
            <text:p/>
            <text:p/>
            <text:p/>
            <text:p>v(out)</text:p>
            <text:p/>
            <text:p/>
            <text:p/>
            <text:p/>
            <text:p>-</text:p>
          </draw:text-box>
        </draw:frame>
        <draw:frame draw:style-name="gr10" draw:text-style-name="P4" draw:layer="layout" svg:width="2.2cm" svg:height="3.35cm" svg:x="12.1cm" svg:y="2.05cm">
          <draw:text-box>
            <text:p>+</text:p>
            <text:p/>
            <text:p/>
            <text:p>-</text:p>
          </draw:text-box>
        </draw:frame>
        <draw:custom-shape draw:style-name="gr6" draw:text-style-name="P2" draw:layer="layout" svg:width="0.4cm" svg:height="0.4cm" svg:x="25.1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cm" svg:height="0.4cm" svg:x="25.2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7" draw:id="id7">
          <draw:line draw:style-name="gr1" draw:text-style-name="P1" draw:layer="layout" svg:x1="12.755cm" svg:y1="7.403cm" svg:x2="12.753cm" svg:y2="7.9cm">
            <text:p/>
          </draw:line>
          <draw:line draw:style-name="gr1" draw:text-style-name="P1" draw:layer="layout" svg:x1="12.101cm" svg:y1="7.902cm" svg:x2="13.404cm" svg:y2="7.908cm">
            <text:p/>
          </draw:line>
          <draw:line draw:style-name="gr1" draw:text-style-name="P1" draw:layer="layout" svg:x1="12.1cm" svg:y1="8.402cm" svg:x2="13.403cm" svg:y2="8.408cm">
            <text:p/>
          </draw:line>
          <draw:line draw:style-name="gr1" draw:text-style-name="P1" draw:layer="layout" svg:x1="12.752cm" svg:y1="8.403cm" svg:x2="12.75cm" svg:y2="8.9cm">
            <text:p/>
          </draw:line>
        </draw:g>
        <draw:g xml:id="id8" draw:id="id8">
          <draw:line draw:style-name="gr1" draw:text-style-name="P1" draw:layer="layout" svg:x1="12.739cm" svg:y1="9.247cm" svg:x2="12.737cm" svg:y2="9.744cm">
            <text:p/>
          </draw:line>
          <draw:line draw:style-name="gr1" draw:text-style-name="P1" draw:layer="layout" svg:x1="12.085cm" svg:y1="9.746cm" svg:x2="13.388cm" svg:y2="9.752cm">
            <text:p/>
          </draw:line>
          <draw:line draw:style-name="gr1" draw:text-style-name="P1" draw:layer="layout" svg:x1="12.084cm" svg:y1="10.246cm" svg:x2="13.387cm" svg:y2="10.252cm">
            <text:p/>
          </draw:line>
          <draw:line draw:style-name="gr1" draw:text-style-name="P1" draw:layer="layout" svg:x1="12.736cm" svg:y1="10.247cm" svg:x2="12.734cm" svg:y2="10.744cm">
            <text:p/>
          </draw:line>
        </draw:g>
        <draw:g xml:id="id9" draw:id="id9">
          <draw:line draw:style-name="gr1" draw:text-style-name="P1" draw:layer="layout" svg:x1="14.155cm" svg:y1="8.203cm" svg:x2="14.153cm" svg:y2="8.7cm">
            <text:p/>
          </draw:line>
          <draw:line draw:style-name="gr1" draw:text-style-name="P1" draw:layer="layout" svg:x1="13.501cm" svg:y1="8.702cm" svg:x2="14.804cm" svg:y2="8.708cm">
            <text:p/>
          </draw:line>
          <draw:line draw:style-name="gr1" draw:text-style-name="P1" draw:layer="layout" svg:x1="13.5cm" svg:y1="9.202cm" svg:x2="14.803cm" svg:y2="9.208cm">
            <text:p/>
          </draw:line>
          <draw:line draw:style-name="gr1" draw:text-style-name="P1" draw:layer="layout" svg:x1="14.152cm" svg:y1="9.203cm" svg:x2="14.15cm" svg:y2="9.7cm">
            <text:p/>
          </draw:line>
        </draw:g>
        <draw:g xml:id="id11" draw:id="id11">
          <draw:line draw:style-name="gr2" draw:text-style-name="P1" draw:layer="layout" svg:x1="8.928cm" svg:y1="8.9cm" svg:x2="8.317cm" svg:y2="8.697cm">
            <text:p/>
          </draw:line>
          <draw:line draw:style-name="gr2" draw:text-style-name="P1" draw:layer="layout" svg:x1="9.474cm" svg:y1="8.048cm" svg:x2="8.319cm" svg:y2="8.7cm">
            <text:p/>
          </draw:line>
          <draw:line draw:style-name="gr2" draw:text-style-name="P1" draw:layer="layout" svg:x1="9.453cm" svg:y1="6.985cm" svg:x2="8.208cm" svg:y2="6.555cm">
            <text:p/>
          </draw:line>
          <draw:line draw:style-name="gr2" draw:text-style-name="P1" draw:layer="layout" svg:x1="9.503cm" svg:y1="8.073cm" svg:x2="8.258cm" svg:y2="7.643cm">
            <text:p/>
          </draw:line>
          <draw:line draw:style-name="gr2" draw:text-style-name="P1" draw:layer="layout" svg:x1="9.444cm" svg:y1="6.962cm" svg:x2="8.289cm" svg:y2="7.614cm">
            <text:p/>
          </draw:line>
          <draw:line draw:style-name="gr2" draw:text-style-name="P1" draw:layer="layout" svg:x1="9.355cm" svg:y1="5.89cm" svg:x2="8.2cm" svg:y2="6.542cm">
            <text:p/>
          </draw:line>
          <draw:line draw:style-name="gr2" draw:text-style-name="P1" draw:layer="layout" svg:x1="9.295cm" svg:y1="5.907cm" svg:x2="8.684cm" svg:y2="5.704cm">
            <text:p/>
          </draw:line>
        </draw:g>
        <draw:g>
          <draw:line draw:style-name="gr2" draw:text-style-name="P1" draw:layer="layout" svg:x1="22.001cm" svg:y1="3.39cm" svg:x2="21.786cm" svg:y2="3.998cm">
            <text:p/>
          </draw:line>
          <draw:line draw:style-name="gr2" draw:text-style-name="P1" draw:layer="layout" svg:x1="21.149cm" svg:y1="2.831cm" svg:x2="21.789cm" svg:y2="3.996cm">
            <text:p/>
          </draw:line>
          <draw:line draw:style-name="gr2" draw:text-style-name="P1" draw:layer="layout" svg:x1="20.074cm" svg:y1="2.834cm" svg:x2="19.619cm" svg:y2="4.072cm">
            <text:p/>
          </draw:line>
          <draw:line draw:style-name="gr2" draw:text-style-name="P1" draw:layer="layout" svg:x1="21.174cm" svg:y1="2.801cm" svg:x2="20.719cm" svg:y2="4.039cm">
            <text:p/>
          </draw:line>
          <draw:line draw:style-name="gr2" draw:text-style-name="P1" draw:layer="layout" svg:x1="20.051cm" svg:y1="2.843cm" svg:x2="20.691cm" svg:y2="4.008cm">
            <text:p/>
          </draw:line>
          <draw:line draw:style-name="gr2" draw:text-style-name="P1" draw:layer="layout" svg:x1="18.966cm" svg:y1="2.915cm" svg:x2="19.606cm" svg:y2="4.08cm">
            <text:p/>
          </draw:line>
          <draw:line draw:style-name="gr2" draw:text-style-name="P1" draw:layer="layout" svg:x1="18.981cm" svg:y1="2.974cm" svg:x2="18.766cm" svg:y2="3.582cm">
            <text:p/>
          </draw:line>
        </draw:g>
        <draw:g>
          <draw:line draw:style-name="gr2" draw:text-style-name="P1" draw:layer="layout" svg:x1="22.102cm" svg:y1="4.991cm" svg:x2="21.887cm" svg:y2="5.599cm">
            <text:p/>
          </draw:line>
          <draw:line draw:style-name="gr2" draw:text-style-name="P1" draw:layer="layout" svg:x1="21.25cm" svg:y1="4.432cm" svg:x2="21.89cm" svg:y2="5.597cm">
            <text:p/>
          </draw:line>
          <draw:line draw:style-name="gr2" draw:text-style-name="P1" draw:layer="layout" svg:x1="20.175cm" svg:y1="4.435cm" svg:x2="19.72cm" svg:y2="5.673cm">
            <text:p/>
          </draw:line>
          <draw:line draw:style-name="gr2" draw:text-style-name="P1" draw:layer="layout" svg:x1="21.275cm" svg:y1="4.402cm" svg:x2="20.82cm" svg:y2="5.64cm">
            <text:p/>
          </draw:line>
          <draw:line draw:style-name="gr2" draw:text-style-name="P1" draw:layer="layout" svg:x1="20.152cm" svg:y1="4.444cm" svg:x2="20.792cm" svg:y2="5.609cm">
            <text:p/>
          </draw:line>
          <draw:line draw:style-name="gr2" draw:text-style-name="P1" draw:layer="layout" svg:x1="19.067cm" svg:y1="4.516cm" svg:x2="19.707cm" svg:y2="5.681cm">
            <text:p/>
          </draw:line>
          <draw:line draw:style-name="gr2" draw:text-style-name="P1" draw:layer="layout" svg:x1="19.082cm" svg:y1="4.575cm" svg:x2="18.867cm" svg:y2="5.183cm">
            <text:p/>
          </draw:line>
        </draw:g>
        <draw:connector draw:style-name="gr4" draw:text-style-name="P2" draw:layer="layout" draw:line-skew="-0.162cm" svg:x1="12.752cm" svg:y1="7.403cm" svg:x2="12.827cm" svg:y2="6.471cm" draw:start-shape="id7" draw:start-glue-point="0" svg:d="M12752 7403v-903h75v-29" svg:viewBox="0 0 76 933">
          <text:p/>
        </draw:connector>
        <draw:connector draw:style-name="gr4" draw:text-style-name="P2" draw:layer="layout" svg:x1="12.752cm" svg:y1="8.9cm" svg:x2="12.736cm" svg:y2="9.247cm" draw:start-shape="id7" draw:start-glue-point="2" draw:end-shape="id8" draw:end-glue-point="0" svg:d="M12752 8900v174h-16v173" svg:viewBox="0 0 17 348">
          <text:p/>
        </draw:connector>
        <draw:line draw:style-name="gr5" draw:text-style-name="P3" draw:layer="layout" svg:x1="12.7cm" svg:y1="10.7cm" svg:x2="12.7cm" svg:y2="11.8cm">
          <text:p/>
        </draw:line>
        <draw:connector draw:style-name="gr4" draw:text-style-name="P2" draw:layer="layout" svg:x1="14.152cm" svg:y1="8.203cm" svg:x2="14.185cm" svg:y2="6.513cm" draw:start-shape="id9" draw:start-glue-point="0" svg:d="M14152 8203v-1120h33v-570" svg:viewBox="0 0 34 1691">
          <text:p/>
        </draw:connector>
        <draw:line draw:style-name="gr5" draw:text-style-name="P3" draw:layer="layout" svg:x1="14.2cm" svg:y1="9.7cm" svg:x2="14.2cm" svg:y2="11.9cm">
          <text:p/>
        </draw:line>
        <draw:connector draw:style-name="gr4" draw:text-style-name="P2" draw:layer="layout" draw:line-skew="0.45cm" svg:x1="7.251cm" svg:y1="5.7cm" svg:x2="8.851cm" svg:y2="5.704cm" draw:start-shape="id10" draw:start-glue-point="0" draw:end-shape="id11" draw:end-glue-point="0" svg:d="M7251 5700v-100h1600v104" svg:viewBox="0 0 1601 105">
          <text:p/>
        </draw:connector>
        <draw:connector draw:style-name="gr4" draw:text-style-name="P2" draw:layer="layout" draw:line-skew="-0.15cm" svg:x1="7.251cm" svg:y1="8.896cm" svg:x2="8.851cm" svg:y2="8.9cm" draw:start-shape="id10" draw:start-glue-point="2" draw:end-shape="id11" draw:end-glue-point="2" svg:d="M7251 8896v404h1600v-400" svg:viewBox="0 0 1601 405">
          <text:p/>
        </draw:connector>
        <draw:line draw:style-name="gr5" draw:text-style-name="P3" draw:layer="layout" svg:x1="16.9cm" svg:y1="3.5cm" svg:x2="18.7cm" svg:y2="3.5cm">
          <text:p/>
        </draw:line>
        <draw:line draw:style-name="gr5" draw:text-style-name="P3" draw:layer="layout" svg:x1="18.8cm" svg:y1="5.2cm" svg:x2="16.9cm" svg:y2="5.2cm">
          <text:p/>
        </draw:line>
        <draw:line draw:style-name="gr5" draw:text-style-name="P3" xml:id="id12" draw:id="id12" draw:layer="layout" svg:x1="16.9cm" svg:y1="3.5cm" svg:x2="16.9cm" svg:y2="5.2cm">
          <text:p/>
        </draw:line>
        <draw:line draw:style-name="gr5" draw:text-style-name="P3" draw:layer="layout" svg:x1="22cm" svg:y1="3.5cm" svg:x2="25.2cm" svg:y2="3.5cm">
          <text:p/>
        </draw:line>
        <draw:line draw:style-name="gr5" draw:text-style-name="P3" draw:layer="layout" svg:x1="22.1cm" svg:y1="5.1cm" svg:x2="22.8cm" svg:y2="5.1cm">
          <text:p/>
        </draw:line>
        <draw:line draw:style-name="gr5" draw:text-style-name="P3" draw:layer="layout" svg:x1="22.8cm" svg:y1="3.5cm" svg:x2="22.8cm" svg:y2="5.1cm">
          <text:p/>
        </draw:line>
        <draw:line draw:style-name="gr5" draw:text-style-name="P3" draw:layer="layout" svg:x1="25.4cm" svg:y1="3.7cm" svg:x2="25.4cm" svg:y2="6.3cm">
          <text:p/>
        </draw:line>
        <draw:line draw:style-name="gr5" draw:text-style-name="P3" draw:layer="layout" svg:x1="25.3cm" svg:y1="8.5cm" svg:x2="25.3cm" svg:y2="11.8cm">
          <text:p/>
        </draw:line>
        <draw:frame draw:style-name="gr8" draw:text-style-name="P4" draw:layer="layout" svg:width="1.552cm" svg:height="2.6cm" svg:x="14.348cm" svg:y="9.8cm">
          <draw:text-box draw:corner-radius="0.505cm">
            <text:p><text:span text:style-name="T1">C</text:span><text:span text:style-name="T2">aux</text:span></text:p>
          </draw:text-box>
        </draw:frame>
        <draw:connector draw:style-name="gr4" draw:text-style-name="P2" draw:layer="layout" draw:line-skew="-1.101cm" svg:x1="16.4cm" svg:y1="6.46cm" svg:x2="16.9cm" svg:y2="3.5cm" draw:start-shape="id4" draw:start-glue-point="1" draw:end-shape="id12" draw:end-glue-point="0" svg:d="M16400 6460h-100v-2960h600" svg:viewBox="0 0 601 296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15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21:40:42.023759765</meta:creation-date>
    <dc:date>2021-06-06T10:56:33.075642310</dc:date>
    <meta:editing-duration>PT26M42S</meta:editing-duration>
    <meta:editing-cycles>4</meta:editing-cycles>
    <meta:generator>LibreOffice/6.4.6.2$Linux_X86_64 LibreOffice_project/40$Build-2</meta:generator>
    <meta:document-statistic meta:object-count="130"/>
  </office:meta>
</office:document-meta>
</file>